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elle1" style:family="table">
      <style:table-properties style:width="16.002cm" table:align="margins"/>
    </style:style>
    <style:style style:name="Tabelle1.A" style:family="table-column">
      <style:table-column-properties style:column-width="3.752cm" style:rel-column-width="15365*"/>
    </style:style>
    <style:style style:name="Tabelle1.B" style:family="table-column">
      <style:table-column-properties style:column-width="3.75cm" style:rel-column-width="15357*"/>
    </style:style>
    <style:style style:name="Tabelle1.C" style:family="table-column">
      <style:table-column-properties style:column-width="1cm" style:rel-column-width="4095*"/>
    </style:style>
    <style:style style:name="Tabelle1.E" style:family="table-column">
      <style:table-column-properties style:column-width="3.75cm" style:rel-column-width="15361*"/>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left="0.05pt solid #000000" fo:border-right="none" fo:border-top="none" fo:border-bottom="none"/>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1.D6" style:family="table-cell">
      <style:table-cell-properties fo:padding="0.097cm" fo:border="none"/>
    </style:style>
    <style:style style:name="Tabelle2" style:family="table">
      <style:table-properties style:width="16.002cm" fo:margin-top="0cm" fo:margin-bottom="0.101cm" table:align="margins"/>
    </style:style>
    <style:style style:name="Tabelle2.A" style:family="table-column">
      <style:table-column-properties style:column-width="2.286cm" style:rel-column-width="9361*"/>
    </style:style>
    <style:style style:name="Tabelle2.B" style:family="table-column">
      <style:table-column-properties style:column-width="2.286cm" style:rel-column-width="9363*"/>
    </style:style>
    <style:style style:name="Tabelle2.C" style:family="table-column">
      <style:table-column-properties style:column-width="2.286cm" style:rel-column-width="9362*"/>
    </style:style>
    <style:style style:name="Tabelle2.A1" style:family="table-cell">
      <style:table-cell-properties fo:padding="0.097cm" fo:border-left="0.05pt solid #000000" fo:border-right="none" fo:border-top="0.05pt solid #000000" fo:border-bottom="0.05pt solid #000000"/>
    </style:style>
    <style:style style:name="Tabelle2.G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G2" style:family="table-cell">
      <style:table-cell-properties fo:padding="0.097cm" fo:border-left="0.05pt solid #000000" fo:border-right="0.05pt solid #000000" fo:border-top="none" fo:border-bottom="0.05pt solid #000000"/>
    </style:style>
    <style:style style:name="Tabelle3" style:family="table">
      <style:table-properties style:width="16.002cm" table:align="margins"/>
    </style:style>
    <style:style style:name="Tabelle3.A" style:family="table-column">
      <style:table-column-properties style:column-width="2cm" style:rel-column-width="8191*"/>
    </style:style>
    <style:style style:name="Tabelle3.H" style:family="table-column">
      <style:table-column-properties style:column-width="2.002cm" style:rel-column-width="8198*"/>
    </style:style>
    <style:style style:name="Tabelle3.A1" style:family="table-cell">
      <style:table-cell-properties fo:padding="0.097cm" fo:border-left="0.05pt solid #000000" fo:border-right="none" fo:border-top="0.05pt solid #000000" fo:border-bottom="0.05pt solid #000000"/>
    </style:style>
    <style:style style:name="Tabelle3.H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0.05pt solid #000000" fo:border-top="none" fo:border-bottom="0.05pt solid #000000"/>
    </style:style>
    <style:style style:name="Tabelle3.E7" style:family="table-cell">
      <style:table-cell-properties fo:padding="0.097cm" fo:border-left="0.05pt solid #000000" fo:border-right="none" fo:border-top="none" fo:border-bottom="none"/>
    </style:style>
    <style:style style:name="Tabelle3.F7" style:family="table-cell">
      <style:table-cell-properties fo:padding="0.097cm" fo:border="none"/>
    </style:style>
    <style:style style:name="P1" style:family="paragraph" style:parent-style-name="Footer">
      <style:paragraph-properties>
        <style:tab-stops>
          <style:tab-stop style:position="7.938cm" style:type="center"/>
          <style:tab-stop style:position="15.753cm" style:type="right"/>
        </style:tab-stops>
      </style:paragraph-properties>
    </style:style>
    <style:style style:name="P2" style:family="paragraph" style:parent-style-name="Footer">
      <style:paragraph-properties>
        <style:tab-stops>
          <style:tab-stop style:position="7.938cm" style:type="center"/>
          <style:tab-stop style:position="17cm" style:type="right"/>
        </style:tab-stops>
      </style:paragraph-properties>
    </style:style>
    <style:style style:name="P3" style:family="paragraph" style:parent-style-name="Header">
      <style:text-properties fo:language="de" fo:country="DE"/>
    </style:style>
    <style:style style:name="P4" style:family="paragraph" style:parent-style-name="Header">
      <style:paragraph-properties fo:text-align="center" style:justify-single-word="false"/>
      <style:text-properties fo:language="de" fo:country="DE" officeooo:rsid="003327f1" officeooo:paragraph-rsid="003327f1"/>
    </style:style>
    <style:style style:name="P5" style:family="paragraph" style:parent-style-name="Subtitle">
      <style:paragraph-properties fo:margin-top="0.212cm" fo:margin-bottom="0.388cm" loext:contextual-spacing="false" style:writing-mode="lr-tb"/>
      <style:text-properties officeooo:paragraph-rsid="003d9a75"/>
    </style:style>
    <style:style style:name="P6" style:family="paragraph" style:parent-style-name="Subtitle">
      <style:paragraph-properties fo:margin-top="0.212cm" fo:margin-bottom="0.388cm" loext:contextual-spacing="false" style:writing-mode="lr-tb"/>
      <style:text-properties officeooo:paragraph-rsid="003e973b"/>
    </style:style>
    <style:style style:name="P7" style:family="paragraph" style:parent-style-name="Subtitle">
      <style:paragraph-properties fo:margin-top="0.212cm" fo:margin-bottom="0.388cm" loext:contextual-spacing="false" style:writing-mode="lr-tb"/>
      <style:text-properties fo:language="de" fo:country="DE"/>
    </style:style>
    <style:style style:name="P8" style:family="paragraph" style:parent-style-name="Table_20_Contents">
      <style:text-properties officeooo:rsid="00550f8a" officeooo:paragraph-rsid="00550f8a"/>
    </style:style>
    <style:style style:name="P9" style:family="paragraph" style:parent-style-name="Table_20_Contents">
      <style:text-properties officeooo:paragraph-rsid="00550f8a"/>
    </style:style>
    <style:style style:name="P10" style:family="paragraph" style:parent-style-name="Text_20_body">
      <style:text-properties officeooo:paragraph-rsid="004ee998"/>
    </style:style>
    <style:style style:name="P11" style:family="paragraph" style:parent-style-name="Text_20_body">
      <style:text-properties officeooo:paragraph-rsid="00518158"/>
    </style:style>
    <style:style style:name="P12" style:family="paragraph" style:parent-style-name="Text_20_body">
      <style:text-properties officeooo:paragraph-rsid="00537d24"/>
    </style:style>
    <style:style style:name="P13" style:family="paragraph" style:parent-style-name="Text_20_body">
      <style:text-properties officeooo:paragraph-rsid="00550f8a"/>
    </style:style>
    <style:style style:name="P14" style:family="paragraph" style:parent-style-name="Beispiel">
      <style:paragraph-properties fo:line-height="0.353cm"/>
    </style:style>
    <style:style style:name="P15" style:family="paragraph" style:parent-style-name="Verzeichnis_20_1">
      <style:paragraph-properties>
        <style:tab-stops>
          <style:tab-stop style:position="16.002cm" style:type="right" style:leader-style="dotted" style:leader-text="."/>
        </style:tab-stops>
      </style:paragraph-properties>
    </style:style>
    <style:style style:name="P16" style:family="paragraph" style:parent-style-name="Title" style:master-page-name="MPF0">
      <style:paragraph-properties style:page-number="auto" fo:break-before="page"/>
      <style:text-properties fo:language="de" fo:country="DE"/>
    </style:style>
    <style:style style:name="P17" style:family="paragraph" style:parent-style-name="Heading_20_1">
      <style:text-properties fo:language="de" fo:country="DE"/>
    </style:style>
    <style:style style:name="T1" style:family="text">
      <style:text-properties fo:language="de" fo:country="DE"/>
    </style:style>
    <style:style style:name="T2" style:family="text">
      <style:text-properties fo:language="de" fo:country="DE" officeooo:rsid="004d7201"/>
    </style:style>
    <style:style style:name="T3" style:family="text">
      <style:text-properties fo:language="de" fo:country="DE" officeooo:rsid="000c5fec"/>
    </style:style>
    <style:style style:name="T4" style:family="text">
      <style:text-properties fo:language="de" fo:country="DE" officeooo:rsid="003c36db"/>
    </style:style>
    <style:style style:name="T5" style:family="text">
      <style:text-properties fo:language="de" fo:country="DE" officeooo:rsid="003d9a75"/>
    </style:style>
    <style:style style:name="T6" style:family="text">
      <style:text-properties fo:language="de" fo:country="DE" officeooo:rsid="004c5139"/>
    </style:style>
    <style:style style:name="T7" style:family="text">
      <style:text-properties fo:language="de" fo:country="DE" officeooo:rsid="004ee998" fo:background-color="transparent" loext:char-shading-value="0"/>
    </style:style>
    <style:style style:name="T8" style:family="text">
      <style:text-properties fo:language="de" fo:country="DE" officeooo:rsid="00504263" fo:background-color="transparent" loext:char-shading-value="0"/>
    </style:style>
    <style:style style:name="T9" style:family="text">
      <style:text-properties fo:language="de" fo:country="DE" officeooo:rsid="00518158" fo:background-color="transparent" loext:char-shading-value="0"/>
    </style:style>
    <style:style style:name="T10" style:family="text">
      <style:text-properties fo:language="de" fo:country="DE" officeooo:rsid="00550f8a" fo:background-color="transparent" loext:char-shading-value="0"/>
    </style:style>
    <style:style style:name="T11" style:family="text">
      <style:text-properties fo:language="de" fo:country="DE" officeooo:rsid="00572069" fo:background-color="transparent" loext:char-shading-value="0"/>
    </style:style>
    <style:style style:name="T12" style:family="text">
      <style:text-properties fo:language="de" fo:country="DE" officeooo:rsid="005763d1" fo:background-color="transparent" loext:char-shading-value="0"/>
    </style:style>
    <style:style style:name="T13" style:family="text">
      <style:text-properties fo:language="de" fo:country="DE" officeooo:rsid="00621c27"/>
    </style:style>
    <style:style style:name="T14" style:family="text">
      <style:text-properties officeooo:rsid="004c5139"/>
    </style:style>
    <style:style style:name="T15" style:family="text">
      <style:text-properties officeooo:rsid="00518158"/>
    </style:style>
    <style:style style:name="T16" style:family="text">
      <style:text-properties officeooo:rsid="00537d24"/>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start text:name="Ref_AufgabeName"/>Aufgabe <text:span text:style-name="T14">5</text:span>: <text:bookmark-end text:name="Ref_AufgabeName"/><text:span text:style-name="T14">Rominos</text:span></text:p>
      <text:p text:style-name="P5"><text:bookmark-start text:name="Ref_TeamID"/><text:span text:style-name="Absatz-Standardschriftart"><text:span text:style-name="T1">Team-ID: </text:span></text:span><text:bookmark-start text:name="TeamID"/><text:span text:style-name="Absatz-Standardschriftart"><text:span text:style-name="T4">0</text:span></text:span><text:bookmark-end text:name="TeamID"/><text:span text:style-name="Absatz-Standardschriftart"><text:span text:style-name="T4">0</text:span></text:span><text:bookmark-end text:name="Ref_TeamID"/><text:span text:style-name="Absatz-Standardschriftart"><text:span text:style-name="T6">619</text:span></text:span></text:p>
      <text:p text:style-name="P5"><text:bookmark-start text:name="Ref_TeamName"/><text:span text:style-name="Absatz-Standardschriftart"><text:span text:style-name="T1">Team-</text:span></text:span><text:span text:style-name="Absatz-Standardschriftart"><text:span text:style-name="T5">N</text:span></text:span><text:span text:style-name="Absatz-Standardschriftart"><text:span text:style-name="T3">a</text:span></text:span><text:span text:style-name="Absatz-Standardschriftart"><text:span text:style-name="T1">me: </text:span></text:span><text:bookmark-end text:name="Ref_TeamName"/><text:span text:style-name="Absatz-Standardschriftart"><text:span text:style-name="T6">ncrypted</text:span></text:span></text:p>
      <text:p text:style-name="P6"><text:span text:style-name="Absatz-Standardschriftart"><text:span text:style-name="T5">Bearbeiter/-innen dieser Aufgabe: <text:line-break/></text:span></text:span><text:span text:style-name="Absatz-Standardschriftart"><text:span text:style-name="T6">Oliver Schirmer, </text:span></text:span><text:span text:style-name="Absatz-Standardschriftart"><text:span text:style-name="T13">Konrad Walter</text:span></text:span></text:p>
      <text:p text:style-name="P7"><text:date style:data-style-name="N10121" text:date-value="2019-11-22T20:37:27.300000186">22. November 2019</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15"><text:a xlink:type="simple" xlink:href="#__RefHeading___Toc105_1452926801" text:style-name="Internet_20_link" text:visited-style-name="Visited_20_Internet_20_Link">Lösungsidee<text:tab/>1</text:a></text:p>
          <text:p text:style-name="P15"><text:a xlink:type="simple" xlink:href="#__RefHeading___Toc107_1452926801" text:style-name="Internet_20_link" text:visited-style-name="Visited_20_Internet_20_Link">Umsetzung<text:tab/>1</text:a></text:p>
          <text:p text:style-name="P15"><text:a xlink:type="simple" xlink:href="#__RefHeading___Toc109_1452926801" text:style-name="Internet_20_link" text:visited-style-name="Visited_20_Internet_20_Link">Beispiele<text:tab/>2</text:a></text:p>
          <text:p text:style-name="P15"><text:a xlink:type="simple" xlink:href="#__RefHeading___Toc111_1452926801" text:style-name="Internet_20_link" text:visited-style-name="Visited_20_Internet_20_Link">Quellcode<text:tab/>3</text:a></text:p>
        </text:index-body>
      </text:table-of-content>
      <text:h text:style-name="P17" text:outline-level="1"><text:bookmark-start text:name="__RefHeading___Toc105_1452926801"/>Lösungsidee<text:bookmark-end text:name="__RefHeading___Toc105_1452926801"/></text:h>
      <text:p text:style-name="P10"><text:span text:style-name="Absatz-Standardschriftart"><text:span text:style-name="T7">Der Ansatz basiert auf dynamischer Programmierung. Es wird der kleinste Fall (n = 2), der alle Vorgaben erfüllt, betrachtet: Um zu gewährleisten, dass sich mindestens zwei Quadrate diagonal berühren, müssen diese in einer solchen Diagonale angeordnet sein.</text:span></text:span></text:p>
      <text:p text:style-name="P10"><text:span text:style-name="Absatz-Standardschriftart"><text:span text:style-name="T7">Die zweite Bedingung ist, dass es kein drittes Quadrat geben darf, welches eine gemeinsame Seite mit den beiden eben genannten Quadraten aufweist. </text:span></text:span><text:span text:style-name="Absatz-Standardschriftart"><text:span text:style-name="T8">Damit lassen sich in aufsteigender Reihenfolge für alle größeren n die </text:span></text:span><text:span text:style-name="Absatz-Standardschriftart"><text:span text:style-name="T9">Kombinationsmöglichkeiten</text:span></text:span><text:span text:style-name="Absatz-Standardschriftart"><text:span text:style-name="T8"> der Rominos bilden. Es </text:span></text:span><text:span text:style-name="Absatz-Standardschriftart"><text:span text:style-name="T12">wird über</text:span></text:span><text:span text:style-name="Absatz-Standardschriftart"><text:span text:style-name="T8"> alle bei n-1 gebildeten Rominos </text:span></text:span><text:span text:style-name="Absatz-Standardschriftart"><text:span text:style-name="T12">iteriert </text:span></text:span><text:span text:style-name="Absatz-Standardschriftart"><text:span text:style-name="T8">und bei dem Quadrat, welches bei der aktuellen </text:span></text:span><text:span text:style-name="Absatz-Standardschriftart"><text:span text:style-name="T9">Kombination</text:span></text:span><text:span text:style-name="Absatz-Standardschriftart"><text:span text:style-name="T8"> als letztes hinzugefügt wurde, alle Möglichkeiten betrachtet, wie das neue Quadrat </text:span></text:span><text:span text:style-name="Absatz-Standardschriftart"><text:span text:style-name="T9">angelegt</text:span></text:span><text:span text:style-name="Absatz-Standardschriftart"><text:span text:style-name="T8"> werden könnte. Dies sind einerseits die vier mit </text:span></text:span><text:span text:style-name="Absatz-Standardschriftart"><text:span text:style-name="T11">einer</text:span></text:span><text:span text:style-name="Absatz-Standardschriftart"><text:span text:style-name="T8"> Seite anliegenden Quadrate und 4 diagonal mit </text:span></text:span><text:span text:style-name="Absatz-Standardschriftart"><text:span text:style-name="T11">einer</text:span></text:span><text:span text:style-name="Absatz-Standardschriftart"><text:span text:style-name="T8"> Ecke anliegenden Quadrate. Dabei muss sichergestellt werden, dass </text:span></text:span><text:span text:style-name="Absatz-Standardschriftart"><text:span text:style-name="T9">das Feld nicht bereits belegt ist und </text:span></text:span><text:span text:style-name="Absatz-Standardschriftart"><text:span text:style-name="T8">die zweite Bedingung nicht verletzt wird, d.h. die Zerstörung der Diagonale, die durch die ersten beiden Quadrate erstellt wurde, muss verhindert werden. Dafür wird bei jeder neuen Kombinationsmöglichkeit überprüft, ob das neu anzulegende Quadrat auf einem eben solchen verbotenen Feld liegt und ggf. als Kombinationsmöglichkeit verworfen.</text:span></text:span></text:p>
      <text:h text:style-name="P17" text:outline-level="1"><text:bookmark-start text:name="__RefHeading___Toc107_1452926801"/>Umsetzung<text:bookmark-end text:name="__RefHeading___Toc107_1452926801"/></text:h>
      <text:p text:style-name="P11"><text:span text:style-name="Absatz-Standardschriftart"><text:span text:style-name="T9">Die Rominos werden als eine n*n Matrix gespeichert. Dabei werden jedoch nicht alle Felder gespeichert, sondern eine ArrayList angelegt (welche die Reihen darstellt), die n HashSets enthält. Diese wiederum enthalten mehrere Zahlen, die die Spaltennummern in der entsprechenden Reihe wiederspiegeln, welche ein Quadrat enthalten. Dadurch wird einerseits der Speicherbedarf minimiert und andererseits eine Dynamik hinsichtlich der Spaltenindexes gewährleistet, welche für den Algorithmus nötig ist. In folgendem Fall bspw. würde das Quadrat in der ersten Spalte einen negativen Index erhalten, womit eine Liste nicht umgehen könnte.</text:span></text:span></text:p>
      <text:p text:style-name="P14"><text:span text:style-name="Absatz-Standardschriftart">□■□□</text:span></text:p>
      <text:p text:style-name="P14"><text:span text:style-name="Absatz-Standardschriftart">■□■□</text:span></text:p>
      <text:p text:style-name="P14"><text:span text:style-name="Absatz-Standardschriftart">□■□□</text:span></text:p>
      <text:p text:style-name="P14"><text:span text:style-name="Absatz-Standardschriftart">□□□□</text:span></text:p>
      <text:p text:style-name="P11"><text:soft-page-break/><text:span text:style-name="Absatz-Standardschriftart"><text:span text:style-name="T15">Aus diesem Grund müssen die Indexes vor der Ausgabe normalisiert werden, wobei der minimale Spaltenindex minColumn ermittelt wird und alle Spaltenindexes um minColumn nach links verschoben werden.</text:span></text:span></text:p>
      <text:p text:style-name="P12"><text:span text:style-name="Absatz-Standardschriftart"><text:span text:style-name="T16">Zudem gibt es eine gleichartige Matrix, die die Felder speichert, für die weitere Quadrate verboten sind – Felder die bspw. die Diagonale des 2-Rominos zerstören würden – wodurch sichergestellt ist, dass die Anforderungen an ein Romino in jedem Falle erfüllt werden.</text:span></text:span></text:p>
      <text:p text:style-name="P12"><text:span text:style-name="Absatz-Standardschriftart"><text:span text:style-name="T16">Es wird also von zwei bis einschließlich n iteriert, wobei beim ersten Fall n = 2 die Felder (0|0) und (1|1) standardmäßig festgelegt sind. Daraufhin wird über jede bereits erstellte Kombination iteriert und alle umliegenden Felder geprüft. Wurde eine gültige neue Kombination gefunden, wird diese in einer separaten Liste gespeichert. Diese Liste ersetzt am Ende die bisherige Liste, welche alle Kombinationen enthält. Dies ist zwar speichertechnisch, als auch performancetechnisch nicht sehr effektiv, vor allem im Vergleich zu In-Place Kombinationsbildung. Diese lässt sich aber hier nicht anwenden, da nicht nur ein Fall gefunden werden muss, sondern im Worst-Case sieben und die Ausgangskombination eventuell schon bei der zweiten gefundenen Kombination verändert wurde.</text:span></text:span></text:p>
      <text:p text:style-name="P12"><text:span text:style-name="Absatz-Standardschriftart"><text:span text:style-name="T16">Beim Überprüfen von neuen Kombinationen muss zudem darauf geachtet werden, dass die Reihen einen gültigen Index haben, also größer gleich 0 und kleiner gleich n-1 sind. Ein weiterer sehr wichtiger Aspekt um sicherzustellen, dass keine Rominos entstehen, die durch Spiegelung an der Diagonalen von (0|0) bis (n-1|n-1) gleich sind, findet sich im Zuge der Überprüfung eines neuen Quadrates. Es dürfen keine neuen Quadrate, die oberhalb dieser Diagonalen liegen, also deren Spaltenindex größer ist als der Zeilenindex, hinzugefügt werden, außer es existiert bereits eins auf entsprechendem gespiegeltem Feld.</text:span></text:span></text:p>
      <text:h text:style-name="P17" text:outline-level="1"><text:bookmark-start text:name="__RefHeading___Toc109_1452926801"/>Beispiele<text:bookmark-end text:name="__RefHeading___Toc109_1452926801"/></text:h>
      <table:table table:name="Tabelle1" table:style-name="Tabelle1">
        <table:table-column table:style-name="Tabelle1.A"/>
        <table:table-column table:style-name="Tabelle1.B"/>
        <table:table-column table:style-name="Tabelle1.C"/>
        <table:table-column table:style-name="Tabelle1.B"/>
        <table:table-column table:style-name="Tabelle1.E"/>
        <table:table-row>
          <table:table-cell table:style-name="Tabelle1.A1" office:value-type="string">
            <text:p text:style-name="P8">n</text:p>
          </table:table-cell>
          <table:table-cell table:style-name="Tabelle1.A1" office:value-type="string">
            <text:p text:style-name="P8">Kombinationen</text:p>
          </table:table-cell>
          <table:table-cell table:style-name="Tabelle1.C1" office:value-type="string">
            <text:p text:style-name="P8"/>
          </table:table-cell>
          <table:table-cell table:style-name="Tabelle1.A1" office:value-type="string">
            <text:p text:style-name="P8">n</text:p>
          </table:table-cell>
          <table:table-cell table:style-name="Tabelle1.E1" office:value-type="string">
            <text:p text:style-name="P8">Kombinationen</text:p>
          </table:table-cell>
        </table:table-row>
        <table:table-row>
          <table:table-cell table:style-name="Tabelle1.A2" office:value-type="string">
            <text:p text:style-name="P8">2</text:p>
          </table:table-cell>
          <table:table-cell table:style-name="Tabelle1.A2" office:value-type="string">
            <text:p text:style-name="P8">1</text:p>
          </table:table-cell>
          <table:table-cell table:style-name="Tabelle1.C1" office:value-type="string">
            <text:p text:style-name="Table_20_Contents"/>
          </table:table-cell>
          <table:table-cell table:style-name="Tabelle1.A2" office:value-type="string">
            <text:p text:style-name="P8">7</text:p>
          </table:table-cell>
          <table:table-cell table:style-name="Tabelle1.E2" office:value-type="string">
            <text:p text:style-name="P8">441</text:p>
          </table:table-cell>
        </table:table-row>
        <table:table-row>
          <table:table-cell table:style-name="Tabelle1.A2" office:value-type="string">
            <text:p text:style-name="P8">3</text:p>
          </table:table-cell>
          <table:table-cell table:style-name="Tabelle1.A2" office:value-type="string">
            <text:p text:style-name="P8">3</text:p>
          </table:table-cell>
          <table:table-cell table:style-name="Tabelle1.C1" office:value-type="string">
            <text:p text:style-name="Table_20_Contents"/>
          </table:table-cell>
          <table:table-cell table:style-name="Tabelle1.A2" office:value-type="string">
            <text:p text:style-name="P8">8</text:p>
          </table:table-cell>
          <table:table-cell table:style-name="Tabelle1.E2" office:value-type="string">
            <text:p text:style-name="P8">1220</text:p>
          </table:table-cell>
        </table:table-row>
        <table:table-row>
          <table:table-cell table:style-name="Tabelle1.A2" office:value-type="string">
            <text:p text:style-name="P8">4</text:p>
          </table:table-cell>
          <table:table-cell table:style-name="Tabelle1.A2" office:value-type="string">
            <text:p text:style-name="P8">14</text:p>
          </table:table-cell>
          <table:table-cell table:style-name="Tabelle1.C1" office:value-type="string">
            <text:p text:style-name="Table_20_Contents"/>
          </table:table-cell>
          <table:table-cell table:style-name="Tabelle1.A2" office:value-type="string">
            <text:p text:style-name="P8">9</text:p>
          </table:table-cell>
          <table:table-cell table:style-name="Tabelle1.E2" office:value-type="string">
            <text:p text:style-name="P8">3429</text:p>
          </table:table-cell>
        </table:table-row>
        <table:table-row>
          <table:table-cell table:style-name="Tabelle1.A2" office:value-type="string">
            <text:p text:style-name="P8">5</text:p>
          </table:table-cell>
          <table:table-cell table:style-name="Tabelle1.A2" office:value-type="string">
            <text:p text:style-name="P8">52</text:p>
          </table:table-cell>
          <table:table-cell table:style-name="Tabelle1.C1" office:value-type="string">
            <text:p text:style-name="Table_20_Contents"/>
          </table:table-cell>
          <table:table-cell table:style-name="Tabelle1.A2" office:value-type="string">
            <text:p text:style-name="P8">10</text:p>
          </table:table-cell>
          <table:table-cell table:style-name="Tabelle1.E2" office:value-type="string">
            <text:p text:style-name="P8">9845</text:p>
          </table:table-cell>
        </table:table-row>
        <table:table-row>
          <table:table-cell table:style-name="Tabelle1.A2" office:value-type="string">
            <text:p text:style-name="P8">6</text:p>
          </table:table-cell>
          <table:table-cell table:style-name="Tabelle1.A2" office:value-type="string">
            <text:p text:style-name="P8">159</text:p>
          </table:table-cell>
          <table:table-cell table:style-name="Tabelle1.C1" office:value-type="string">
            <text:p text:style-name="Table_20_Contents"/>
          </table:table-cell>
          <table:table-cell table:style-name="Tabelle1.D6" office:value-type="string">
            <text:p text:style-name="Table_20_Contents"/>
          </table:table-cell>
          <table:table-cell table:style-name="Tabelle1.D6" office:value-type="string">
            <text:p text:style-name="Table_20_Contents"/>
          </table:table-cell>
        </table:table-row>
      </table:table>
      <text:p text:style-name="P13"><text:span text:style-name="Absatz-Standardschriftart"><text:span text:style-name="T10"/></text:span></text:p>
      <text:p text:style-name="P13"><text:span text:style-name="Absatz-Standardschriftart"><text:span text:style-name="T10">4-Rominos:</text:span></text:span></text:p>
      <table:table table:name="Tabelle2" table:style-name="Tabelle2">
        <table:table-column table:style-name="Tabelle2.A"/>
        <table:table-column table:style-name="Tabelle2.B"/>
        <table:table-column table:style-name="Tabelle2.C"/>
        <table:table-column table:style-name="Tabelle2.B" table:number-columns-repeated="2"/>
        <table:table-column table:style-name="Tabelle2.C"/>
        <table:table-column table:style-name="Tabelle2.A"/>
        <table:table-row>
          <table:table-cell table:style-name="Tabelle2.A1" office:value-type="string">
            <text:p text:style-name="Table_20_Contents">1:</text:p>
            <text:p text:style-name="Table_20_Contents">□■□□</text:p>
            <text:p text:style-name="Table_20_Contents">■□■□</text:p>
            <text:p text:style-name="Table_20_Contents">□■□□</text:p>
            <text:p text:style-name="Table_20_Contents">□□□□</text:p>
          </table:table-cell>
          <table:table-cell table:style-name="Tabelle2.A1" office:value-type="string">
            <text:p text:style-name="P9">2:</text:p>
            <text:p text:style-name="P9">□■□□</text:p>
            <text:p text:style-name="P9">□□■□</text:p>
            <text:p text:style-name="P9">■■□□</text:p>
            <text:p text:style-name="P9">□□□□</text:p>
          </table:table-cell>
          <table:table-cell table:style-name="Tabelle2.A1" office:value-type="string">
            <text:p text:style-name="P9">3:</text:p>
            <text:p text:style-name="P9">□■□□</text:p>
            <text:p text:style-name="P9">□□■□</text:p>
            <text:p text:style-name="P9">□■□□</text:p>
            <text:p text:style-name="P9">■□□□</text:p>
          </table:table-cell>
          <table:table-cell table:style-name="Tabelle2.A1" office:value-type="string">
            <text:p text:style-name="P9">4:</text:p>
            <text:p text:style-name="P9">■□□□</text:p>
            <text:p text:style-name="P9">□■□□</text:p>
            <text:p text:style-name="P9">■□□□</text:p>
            <text:p text:style-name="P9">■□□□</text:p>
          </table:table-cell>
          <table:table-cell table:style-name="Tabelle2.A1" office:value-type="string">
            <text:p text:style-name="P9">5:</text:p>
            <text:p text:style-name="P9">■□□□</text:p>
            <text:p text:style-name="P9">□■□□</text:p>
            <text:p text:style-name="P9">■■□□</text:p>
            <text:p text:style-name="P9">□□□□</text:p>
          </table:table-cell>
          <table:table-cell table:style-name="Tabelle2.A1" office:value-type="string">
            <text:p text:style-name="P9">6:</text:p>
            <text:p text:style-name="P9">■□□□</text:p>
            <text:p text:style-name="P9">□■□□</text:p>
            <text:p text:style-name="P9">■□□□</text:p>
            <text:p text:style-name="P9">□■□□</text:p>
          </table:table-cell>
          <table:table-cell table:style-name="Tabelle2.G1" office:value-type="string">
            <text:p text:style-name="P9">7:</text:p>
            <text:p text:style-name="P9">■□□□</text:p>
            <text:p text:style-name="P9">□■□□</text:p>
            <text:p text:style-name="P9">□■□□</text:p>
            <text:p text:style-name="P9">■□□□</text:p>
          </table:table-cell>
        </table:table-row>
        <table:table-row>
          <table:table-cell table:style-name="Tabelle2.A2" office:value-type="string">
            <text:p text:style-name="P9">8:</text:p>
            <text:p text:style-name="P9">■□□□</text:p>
            <text:p text:style-name="P9">□■□□</text:p>
            <text:p text:style-name="P9">□■□□</text:p>
            <text:p text:style-name="P9">□■□□</text:p>
          </table:table-cell>
          <table:table-cell table:style-name="Tabelle2.A2" office:value-type="string">
            <text:p text:style-name="P9">9:</text:p>
            <text:p text:style-name="P9">■□□□</text:p>
            <text:p text:style-name="P9">□■■□</text:p>
            <text:p text:style-name="P9">□■□□</text:p>
            <text:p text:style-name="P9">□□□□</text:p>
          </table:table-cell>
          <table:table-cell table:style-name="Tabelle2.A2" office:value-type="string">
            <text:p text:style-name="P9">10:</text:p>
            <text:p text:style-name="P9">■□□□</text:p>
            <text:p text:style-name="P9">□■□□</text:p>
            <text:p text:style-name="P9">□■■□</text:p>
            <text:p text:style-name="P9">□□□□</text:p>
          </table:table-cell>
          <table:table-cell table:style-name="Tabelle2.A2" office:value-type="string">
            <text:p text:style-name="Table_20_Contents">11:</text:p>
            <text:p text:style-name="Table_20_Contents">■□□□</text:p>
            <text:p text:style-name="Table_20_Contents">□■□□</text:p>
            <text:p text:style-name="Table_20_Contents">□■□□</text:p>
            <text:p text:style-name="Table_20_Contents">□□■□</text:p>
          </table:table-cell>
          <table:table-cell table:style-name="Tabelle2.A2" office:value-type="string">
            <text:p text:style-name="Table_20_Contents">12:</text:p>
            <text:p text:style-name="Table_20_Contents">■□□□</text:p>
            <text:p text:style-name="Table_20_Contents">□■□□</text:p>
            <text:p text:style-name="Table_20_Contents">□□■□</text:p>
            <text:p text:style-name="Table_20_Contents">□■□□</text:p>
          </table:table-cell>
          <table:table-cell table:style-name="Tabelle2.A2" office:value-type="string">
            <text:p text:style-name="Table_20_Contents">13:</text:p>
            <text:p text:style-name="Table_20_Contents">■□□□</text:p>
            <text:p text:style-name="Table_20_Contents">□■□□</text:p>
            <text:p text:style-name="Table_20_Contents">□□■□</text:p>
            <text:p text:style-name="Table_20_Contents">□□■□</text:p>
          </table:table-cell>
          <table:table-cell table:style-name="Tabelle2.G2" office:value-type="string">
            <text:p text:style-name="Table_20_Contents">14:</text:p>
            <text:p text:style-name="Table_20_Contents">■□□□</text:p>
            <text:p text:style-name="Table_20_Contents">□■□□</text:p>
            <text:p text:style-name="Table_20_Contents">□□■□</text:p>
            <text:p text:style-name="Table_20_Contents">□□□■</text:p>
          </table:table-cell>
        </table:table-row>
      </table:table>
      <text:p text:style-name="P13"><text:span text:style-name="Absatz-Standardschriftart"><text:span text:style-name="T10">5-Rominos:</text:span></text:span></text:p>
      <table:table table:name="Tabelle3" table:style-name="Tabelle3">
        <table:table-column table:style-name="Tabelle3.A" table:number-columns-repeated="7"/>
        <table:table-column table:style-name="Tabelle3.H"/>
        <table:table-row>
          <table:table-cell table:style-name="Tabelle3.A1" office:value-type="string">
            <text:p text:style-name="Table_20_Contents">1:</text:p>
            <text:p text:style-name="Table_20_Contents">■□■□□</text:p>
            <text:p text:style-name="Table_20_Contents">□■□■□</text:p>
            <text:p text:style-name="Table_20_Contents">□□■□□</text:p>
            <text:p text:style-name="Table_20_Contents">□□□□□</text:p>
            <text:p text:style-name="Table_20_Contents">□□□□□</text:p>
          </table:table-cell>
          <table:table-cell table:style-name="Tabelle3.A1" office:value-type="string">
            <text:p text:style-name="Table_20_Contents">2:</text:p>
            <text:p text:style-name="Table_20_Contents">□□■□□</text:p>
            <text:p text:style-name="Table_20_Contents">■■□■□</text:p>
            <text:p text:style-name="Table_20_Contents">□□■□□</text:p>
            <text:p text:style-name="Table_20_Contents">□□□□□</text:p>
            <text:p text:style-name="Table_20_Contents">□□□□□</text:p>
          </table:table-cell>
          <table:table-cell table:style-name="Tabelle3.A1" office:value-type="string">
            <text:p text:style-name="Table_20_Contents">3:</text:p>
            <text:p text:style-name="Table_20_Contents">□□■□□</text:p>
            <text:p text:style-name="Table_20_Contents">□■□■□</text:p>
            <text:p text:style-name="Table_20_Contents">■□■□□</text:p>
            <text:p text:style-name="Table_20_Contents">□□□□□</text:p>
            <text:p text:style-name="Table_20_Contents">□□□□□</text:p>
          </table:table-cell>
          <table:table-cell table:style-name="Tabelle3.A1" office:value-type="string">
            <text:p text:style-name="Table_20_Contents">4:</text:p>
            <text:p text:style-name="Table_20_Contents">■■□□□</text:p>
            <text:p text:style-name="Table_20_Contents">■□■□□</text:p>
            <text:p text:style-name="Table_20_Contents">□■□□□</text:p>
            <text:p text:style-name="Table_20_Contents">□□□□□</text:p>
            <text:p text:style-name="Table_20_Contents">□□□□□</text:p>
          </table:table-cell>
          <table:table-cell table:style-name="Tabelle3.A1" office:value-type="string">
            <text:p text:style-name="Table_20_Contents">5:</text:p>
            <text:p text:style-name="Table_20_Contents">□■□□□</text:p>
            <text:p text:style-name="Table_20_Contents">■□■□□</text:p>
            <text:p text:style-name="Table_20_Contents">■■□□□</text:p>
            <text:p text:style-name="Table_20_Contents">□□□□□</text:p>
            <text:p text:style-name="Table_20_Contents">□□□□□</text:p>
          </table:table-cell>
          <table:table-cell table:style-name="Tabelle3.A1" office:value-type="string">
            <text:p text:style-name="Table_20_Contents">6:</text:p>
            <text:p text:style-name="Table_20_Contents">□□■□□</text:p>
            <text:p text:style-name="Table_20_Contents">■□□■□</text:p>
            <text:p text:style-name="Table_20_Contents">□■■□□</text:p>
            <text:p text:style-name="Table_20_Contents">□□□□□</text:p>
            <text:p text:style-name="Table_20_Contents">□□□□□</text:p>
          </table:table-cell>
          <table:table-cell table:style-name="Tabelle3.A1" office:value-type="string">
            <text:p text:style-name="Table_20_Contents">7:</text:p>
            <text:p text:style-name="Table_20_Contents">□□■□□</text:p>
            <text:p text:style-name="Table_20_Contents">□□□■□</text:p>
            <text:p text:style-name="Table_20_Contents">■■■□□</text:p>
            <text:p text:style-name="Table_20_Contents">□□□□□</text:p>
            <text:p text:style-name="Table_20_Contents">□□□□□</text:p>
          </table:table-cell>
          <table:table-cell table:style-name="Tabelle3.H1" office:value-type="string">
            <text:p text:style-name="Table_20_Contents">8:</text:p>
            <text:p text:style-name="Table_20_Contents">□□■□□</text:p>
            <text:p text:style-name="Table_20_Contents">□□□■□</text:p>
            <text:p text:style-name="Table_20_Contents">□■■□□</text:p>
            <text:p text:style-name="Table_20_Contents">■□□□□</text:p>
            <text:p text:style-name="Table_20_Contents">□□□□□</text:p>
          </table:table-cell>
        </table:table-row>
        <text:soft-page-break/>
        <table:table-row>
          <table:table-cell table:style-name="Tabelle3.A2" office:value-type="string">
            <text:p text:style-name="Table_20_Contents">9:</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10:</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11:</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12:</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13:</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14:</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15:</text:p>
            <text:p text:style-name="Table_20_Contents">□■□□□</text:p>
            <text:p text:style-name="Table_20_Contents">□□■□□</text:p>
            <text:p text:style-name="Table_20_Contents">□■□□□</text:p>
            <text:p text:style-name="Table_20_Contents">■■□□□</text:p>
            <text:p text:style-name="Table_20_Contents">□□□□□</text:p>
          </table:table-cell>
          <table:table-cell table:style-name="Tabelle3.H2" office:value-type="string">
            <text:p text:style-name="Table_20_Contents">16:</text:p>
            <text:p text:style-name="Table_20_Contents">□■□□□</text:p>
            <text:p text:style-name="Table_20_Contents">□□■□□</text:p>
            <text:p text:style-name="Table_20_Contents">□■□□□</text:p>
            <text:p text:style-name="Table_20_Contents">■□□□□</text:p>
            <text:p text:style-name="Table_20_Contents">□■□□□</text:p>
          </table:table-cell>
        </table:table-row>
        <table:table-row>
          <table:table-cell table:style-name="Tabelle3.A2" office:value-type="string">
            <text:p text:style-name="Table_20_Contents">17:</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18:</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19:</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20:</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21:</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22:</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23:</text:p>
            <text:p text:style-name="Table_20_Contents">■□□□□</text:p>
            <text:p text:style-name="Table_20_Contents">□■□□□</text:p>
            <text:p text:style-name="Table_20_Contents">■■□□□</text:p>
            <text:p text:style-name="Table_20_Contents">□□■□□</text:p>
            <text:p text:style-name="Table_20_Contents">□□□□□</text:p>
          </table:table-cell>
          <table:table-cell table:style-name="Tabelle3.H2" office:value-type="string">
            <text:p text:style-name="Table_20_Contents">24:</text:p>
            <text:p text:style-name="Table_20_Contents">■□□□□</text:p>
            <text:p text:style-name="Table_20_Contents">□■□□□</text:p>
            <text:p text:style-name="Table_20_Contents">■□□□□</text:p>
            <text:p text:style-name="Table_20_Contents">□■□□□</text:p>
            <text:p text:style-name="Table_20_Contents">■□□□□</text:p>
          </table:table-cell>
        </table:table-row>
        <table:table-row>
          <table:table-cell table:style-name="Tabelle3.A2" office:value-type="string">
            <text:p text:style-name="Table_20_Contents">25:</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26:</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27:</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28:</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29:</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30:</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31:</text:p>
            <text:p text:style-name="Table_20_Contents">■□□□□</text:p>
            <text:p text:style-name="Table_20_Contents">□■□□□</text:p>
            <text:p text:style-name="Table_20_Contents">□■□□□</text:p>
            <text:p text:style-name="Table_20_Contents">□■□□□</text:p>
            <text:p text:style-name="Table_20_Contents">■□□□□</text:p>
          </table:table-cell>
          <table:table-cell table:style-name="Tabelle3.H2" office:value-type="string">
            <text:p text:style-name="Table_20_Contents">32:</text:p>
            <text:p text:style-name="Table_20_Contents">■□□□□</text:p>
            <text:p text:style-name="Table_20_Contents">□■□□□</text:p>
            <text:p text:style-name="Table_20_Contents">□■□□□</text:p>
            <text:p text:style-name="Table_20_Contents">□■□□□</text:p>
            <text:p text:style-name="Table_20_Contents">□■□□□</text:p>
          </table:table-cell>
        </table:table-row>
        <table:table-row>
          <table:table-cell table:style-name="Tabelle3.A2" office:value-type="string">
            <text:p text:style-name="Table_20_Contents">33:</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34:</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35:</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36:</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37:</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38:</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39:</text:p>
            <text:p text:style-name="Table_20_Contents">■□□□□</text:p>
            <text:p text:style-name="Table_20_Contents">□■□□□</text:p>
            <text:p text:style-name="Table_20_Contents">□■□■□</text:p>
            <text:p text:style-name="Table_20_Contents">□□■□□</text:p>
            <text:p text:style-name="Table_20_Contents">□□□□□</text:p>
          </table:table-cell>
          <table:table-cell table:style-name="Tabelle3.H2" office:value-type="string">
            <text:p text:style-name="Table_20_Contents">40:</text:p>
            <text:p text:style-name="Table_20_Contents">■□□□□</text:p>
            <text:p text:style-name="Table_20_Contents">□■□□□</text:p>
            <text:p text:style-name="Table_20_Contents">□■□□□</text:p>
            <text:p text:style-name="Table_20_Contents">□□■■□</text:p>
            <text:p text:style-name="Table_20_Contents">□□□□□</text:p>
          </table:table-cell>
        </table:table-row>
        <table:table-row>
          <table:table-cell table:style-name="Tabelle3.A2" office:value-type="string">
            <text:p text:style-name="Table_20_Contents">41:</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42:</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43:</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44:</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45:</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46:</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47:</text:p>
            <text:p text:style-name="Table_20_Contents">■□□□□</text:p>
            <text:p text:style-name="Table_20_Contents">□■□□□</text:p>
            <text:p text:style-name="Table_20_Contents">□□■■□</text:p>
            <text:p text:style-name="Table_20_Contents">□□■□□</text:p>
            <text:p text:style-name="Table_20_Contents">□□□□□</text:p>
          </table:table-cell>
          <table:table-cell table:style-name="Tabelle3.H2" office:value-type="string">
            <text:p text:style-name="Table_20_Contents">48:</text:p>
            <text:p text:style-name="Table_20_Contents">■□□□□</text:p>
            <text:p text:style-name="Table_20_Contents">□■□□□</text:p>
            <text:p text:style-name="Table_20_Contents">□□■□□</text:p>
            <text:p text:style-name="Table_20_Contents">□□■■□</text:p>
            <text:p text:style-name="Table_20_Contents">□□□□□</text:p>
          </table:table-cell>
        </table:table-row>
        <table:table-row>
          <table:table-cell table:style-name="Tabelle3.A2" office:value-type="string">
            <text:p text:style-name="Table_20_Contents">49:</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50:</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51:</text:p>
            <text:p text:style-name="Table_20_Contents">■□□□□</text:p>
            <text:p text:style-name="Table_20_Contents">□■□□□</text:p>
            <text:p text:style-name="Table_20_Contents">□□■□□</text:p>
            <text:p text:style-name="Table_20_Contents">□□□■□</text:p>
            <text:p text:style-name="Table_20_Contents">□□□■□</text:p>
          </table:table-cell>
          <table:table-cell table:style-name="Tabelle3.A2" office:value-type="string">
            <text:p text:style-name="Table_20_Contents">52:</text:p>
            <text:p text:style-name="Table_20_Contents">■□□□□</text:p>
            <text:p text:style-name="Table_20_Contents">□■□□□</text:p>
            <text:p text:style-name="Table_20_Contents">□□■□□</text:p>
            <text:p text:style-name="Table_20_Contents">□□□■□</text:p>
            <text:p text:style-name="Table_20_Contents">□□□□■</text:p>
          </table:table-cell>
          <table:table-cell table:style-name="Tabelle3.E7" office:value-type="string">
            <text:p text:style-name="Table_20_Contents"/>
          </table:table-cell>
          <table:table-cell table:style-name="Tabelle3.F7" office:value-type="string">
            <text:p text:style-name="Table_20_Contents"/>
          </table:table-cell>
          <table:table-cell table:style-name="Tabelle3.F7" office:value-type="string">
            <text:p text:style-name="Table_20_Contents"/>
          </table:table-cell>
          <table:table-cell table:style-name="Tabelle3.F7" office:value-type="string">
            <text:p text:style-name="Table_20_Contents"/>
          </table:table-cell>
        </table:table-row>
      </table:table>
      <text:p text:style-name="P13"><text:span text:style-name="Absatz-Standardschriftart"><text:span text:style-name="T10"/></text:span></text:p>
      <text:h text:style-name="P17" text:outline-level="1"><text:bookmark-start text:name="__RefHeading___Toc111_1452926801"/>Quellcode<text:bookmark-end text:name="__RefHeading___Toc111_1452926801"/></text:h>
      <text:p text:style-name="Code"><text:span text:style-name="Absatz-Standardschriftart">package de.ncrypted.rominos;</text:span></text:p>
      <text:p text:style-name="Code"><text:span text:style-name="Absatz-Standardschriftart"/></text:p>
      <text:p text:style-name="Code"><text:span text:style-name="Absatz-Standardschriftart">public class Rominos {</text:span></text:p>
      <text:p text:style-name="Code"><text:span text:style-name="Absatz-Standardschriftart"/></text:p>
      <text:p text:style-name="Code"><text:span text:style-name="Absatz-Standardschriftart"><text:s text:c="4"/>private static int n = -1;</text:span></text:p>
      <text:p text:style-name="Code"><text:span text:style-name="Absatz-Standardschriftart"><text:s text:c="4"/>private static List&lt;Romino&gt; combos = new ArrayList&lt;&gt;();</text:span></text:p>
      <text:p text:style-name="Code"><text:span text:style-name="Absatz-Standardschriftart"/></text:p>
      <text:p text:style-name="Code"><text:span text:style-name="Absatz-Standardschriftart"><text:s text:c="4"/>public static void main(String[] args) {</text:span></text:p>
      <text:p text:style-name="Code"><text:span text:style-name="Absatz-Standardschriftart"><text:tab/><text:tab/>// read n ...</text:span></text:p>
      <text:p text:style-name="Code"><text:span text:style-name="Absatz-Standardschriftart"/></text:p>
      <text:p text:style-name="Code"><text:span text:style-name="Absatz-Standardschriftart"><text:s text:c="8"/>executeAlgorithm();</text:span></text:p>
      <text:p text:style-name="Code"><text:span text:style-name="Absatz-Standardschriftart"/></text:p>
      <text:p text:style-name="Code"><text:span text:style-name="Absatz-Standardschriftart"><text:s text:c="8"/>System.out.println("---Ergebnis---");</text:span></text:p>
      <text:p text:style-name="Code"><text:span text:style-name="Absatz-Standardschriftart"><text:s text:c="8"/>System.out.println("Kombinationen: " + combos.size());</text:span></text:p>
      <text:p text:style-name="Code"><text:span text:style-name="Absatz-Standardschriftart"><text:s text:c="8"/>for (int i = 0; i &lt; combos.size(); i++) {</text:span></text:p>
      <text:p text:style-name="Code"><text:span text:style-name="Absatz-Standardschriftart"><text:s text:c="12"/>Romino combo = combos.get(i);</text:span></text:p>
      <text:p text:style-name="Code"><text:span text:style-name="Absatz-Standardschriftart"><text:s text:c="12"/>combo.normalize();</text:span></text:p>
      <text:p text:style-name="Code"><text:soft-page-break/><text:span text:style-name="Absatz-Standardschriftart"><text:s text:c="12"/>System.out.println((i + 1) + ":");</text:span></text:p>
      <text:p text:style-name="Code"><text:span text:style-name="Absatz-Standardschriftart"><text:s text:c="12"/>System.out.println(combo);</text:span></text:p>
      <text:p text:style-name="Code"><text:span text:style-name="Absatz-Standardschriftart"><text:s text:c="8"/>}</text:span></text:p>
      <text:p text:style-name="Code"><text:span text:style-name="Absatz-Standardschriftart"><text:s text:c="4"/>}</text:span></text:p>
      <text:p text:style-name="Code"><text:span text:style-name="Absatz-Standardschriftart"/></text:p>
      <text:p text:style-name="Code"><text:span text:style-name="Absatz-Standardschriftart"><text:s text:c="4"/>private static void executeAlgorithm() {</text:span></text:p>
      <text:p text:style-name="Code"><text:span text:style-name="Absatz-Standardschriftart"><text:s text:c="8"/>List&lt;Set&lt;Integer&gt;&gt; blocked = new ArrayList&lt;&gt;(n);</text:span></text:p>
      <text:p text:style-name="Code"><text:span text:style-name="Absatz-Standardschriftart"><text:s text:c="8"/>for (int i = 0; i &lt; n; i++) {</text:span></text:p>
      <text:p text:style-name="Code"><text:span text:style-name="Absatz-Standardschriftart"><text:s text:c="12"/>blocked.add(new HashSet&lt;&gt;());</text:span></text:p>
      <text:p text:style-name="Code"><text:span text:style-name="Absatz-Standardschriftart"><text:s text:c="8"/>}</text:span></text:p>
      <text:p text:style-name="Code"><text:span text:style-name="Absatz-Standardschriftart"><text:s text:c="8"/>for (int i = 2; i &lt;= n; i++) {</text:span></text:p>
      <text:p text:style-name="Code"><text:span text:style-name="Absatz-Standardschriftart"><text:s text:c="12"/>// dynamical programming approach - start case n=2 -&gt; diagonal</text:span></text:p>
      <text:p text:style-name="Code"><text:span text:style-name="Absatz-Standardschriftart"><text:s text:c="12"/>if (i == 2) {</text:span></text:p>
      <text:p text:style-name="Code"><text:span text:style-name="Absatz-Standardschriftart"><text:s text:c="16"/>combos.add(new Romino().add(0, 0).add(1, 1));</text:span></text:p>
      <text:p text:style-name="Code"><text:span text:style-name="Absatz-Standardschriftart"><text:s text:c="16"/>// block square that`d destroy the diagonal</text:span></text:p>
      <text:p text:style-name="Code"><text:span text:style-name="Absatz-Standardschriftart"><text:s text:c="16"/>blocked.get(0).add(1);</text:span></text:p>
      <text:p text:style-name="Code"><text:span text:style-name="Absatz-Standardschriftart"><text:s text:c="16"/>blocked.get(1).add(0);</text:span></text:p>
      <text:p text:style-name="Code"><text:span text:style-name="Absatz-Standardschriftart"><text:s text:c="16"/>continue;</text:span></text:p>
      <text:p text:style-name="Code"><text:span text:style-name="Absatz-Standardschriftart"><text:s text:c="12"/>}</text:span></text:p>
      <text:p text:style-name="Code"><text:span text:style-name="Absatz-Standardschriftart"><text:s text:c="12"/>List&lt;Romino&gt; newCombos = new ArrayList&lt;&gt;();</text:span></text:p>
      <text:p text:style-name="Code"><text:span text:style-name="Absatz-Standardschriftart"><text:s text:c="12"/>for (int j = 0; j &lt; combos.size(); j++) {</text:span></text:p>
      <text:p text:style-name="Code"><text:span text:style-name="Absatz-Standardschriftart"><text:s text:c="16"/>Romino romino = combos.get(j);</text:span></text:p>
      <text:p text:style-name="Code"><text:span text:style-name="Absatz-Standardschriftart"><text:s text:c="16"/>for (int columnShift = -1; columnShift &lt;= 1; columnShift++) {</text:span></text:p>
      <text:p text:style-name="Code"><text:span text:style-name="Absatz-Standardschriftart"><text:s text:c="20"/>int column = romino.lastColumn + columnShift;</text:span></text:p>
      <text:p text:style-name="Code"><text:span text:style-name="Absatz-Standardschriftart"><text:s text:c="20"/>for (int rowShift = -1; rowShift &lt;= 1; rowShift++) {</text:span></text:p>
      <text:p text:style-name="Code"><text:span text:style-name="Absatz-Standardschriftart"><text:s text:c="24"/>int row = romino.lastRow + rowShift;</text:span></text:p>
      <text:p text:style-name="Code"><text:span text:style-name="Absatz-Standardschriftart"><text:s text:c="24"/>if(row &lt; 0 || row &gt; n-1</text:span></text:p>
      <text:p text:style-name="Code"><text:span text:style-name="Absatz-Standardschriftart"><text:s text:c="32"/>// prevent mirrored duplicate rominos</text:span></text:p>
      <text:p text:style-name="Code"><text:span text:style-name="Absatz-Standardschriftart"><text:s text:c="32"/>|| (column &gt; row &amp;&amp; !romino.getMatrix().get(column).contains(row))</text:span></text:p>
      <text:p text:style-name="Code"><text:span text:style-name="Absatz-Standardschriftart"><text:s text:c="32"/>|| blocked.get(row).contains(column)</text:span></text:p>
      <text:p text:style-name="Code"><text:span text:style-name="Absatz-Standardschriftart"><text:s text:c="32"/>|| romino.getMatrix().get(row).contains(column)) {</text:span></text:p>
      <text:p text:style-name="Code"><text:span text:style-name="Absatz-Standardschriftart"><text:s text:c="28"/>continue;</text:span></text:p>
      <text:p text:style-name="Code"><text:span text:style-name="Absatz-Standardschriftart"><text:s text:c="24"/>}</text:span></text:p>
      <text:p text:style-name="Code"><text:span text:style-name="Absatz-Standardschriftart"><text:s text:c="24"/>newCombos.add(romino.copy().add(row, column));</text:span></text:p>
      <text:p text:style-name="Code"><text:span text:style-name="Absatz-Standardschriftart"><text:s text:c="20"/>}</text:span></text:p>
      <text:p text:style-name="Code"><text:span text:style-name="Absatz-Standardschriftart"><text:s text:c="16"/>}</text:span></text:p>
      <text:p text:style-name="Code"><text:span text:style-name="Absatz-Standardschriftart"><text:s text:c="16"/>blocked.get(romino.lastRow).add(romino.lastColumn);</text:span></text:p>
      <text:p text:style-name="Code"><text:span text:style-name="Absatz-Standardschriftart"><text:s text:c="12"/>}</text:span></text:p>
      <text:p text:style-name="Code"><text:span text:style-name="Absatz-Standardschriftart"><text:s text:c="12"/>combos = newCombos;</text:span></text:p>
      <text:p text:style-name="Code"><text:span text:style-name="Absatz-Standardschriftart"><text:s text:c="8"/>}</text:span></text:p>
      <text:p text:style-name="Code"><text:span text:style-name="Absatz-Standardschriftart"/></text:p>
      <text:p text:style-name="Code"><text:span text:style-name="Absatz-Standardschriftart"><text:s text:c="4"/>}</text:span></text:p>
      <text:p text:style-name="Code"><text:span text:style-name="Absatz-Standardschriftart"/></text:p>
      <text:p text:style-name="Code"><text:span text:style-name="Absatz-Standardschriftart"><text:s text:c="4"/>private static class Romino {</text:span></text:p>
      <text:p text:style-name="Code"><text:span text:style-name="Absatz-Standardschriftart"><text:s text:c="8"/>private List&lt;Set&lt;Integer&gt;&gt; pos;</text:span></text:p>
      <text:p text:style-name="Code"><text:span text:style-name="Absatz-Standardschriftart"><text:s text:c="8"/>public int lastRow;</text:span></text:p>
      <text:p text:style-name="Code"><text:span text:style-name="Absatz-Standardschriftart"><text:s text:c="8"/>public int lastColumn;</text:span></text:p>
      <text:p text:style-name="Code"><text:span text:style-name="Absatz-Standardschriftart"/></text:p>
      <text:p text:style-name="Code"><text:span text:style-name="Absatz-Standardschriftart"><text:s text:c="8"/>public Romino() {</text:span></text:p>
      <text:p text:style-name="Code"><text:span text:style-name="Absatz-Standardschriftart"><text:s text:c="12"/>...</text:span></text:p>
      <text:p text:style-name="Code"><text:span text:style-name="Absatz-Standardschriftart"><text:s text:c="8"/>}</text:span></text:p>
      <text:p text:style-name="Code"><text:span text:style-name="Absatz-Standardschriftart"/></text:p>
      <text:p text:style-name="Code"><text:soft-page-break/><text:span text:style-name="Absatz-Standardschriftart"><text:s text:c="8"/>public Romino copy() {</text:span></text:p>
      <text:p text:style-name="Code"><text:span text:style-name="Absatz-Standardschriftart"><text:tab/><text:tab/><text:tab/>...</text:span></text:p>
      <text:p text:style-name="Code"><text:span text:style-name="Absatz-Standardschriftart"><text:s text:c="8"/>}</text:span></text:p>
      <text:p text:style-name="Code"><text:span text:style-name="Absatz-Standardschriftart"/></text:p>
      <text:p text:style-name="Code"><text:span text:style-name="Absatz-Standardschriftart"><text:s text:c="8"/>public Romino add(int row, int column) {</text:span></text:p>
      <text:p text:style-name="Code"><text:span text:style-name="Absatz-Standardschriftart"><text:s text:c="12"/>...</text:span></text:p>
      <text:p text:style-name="Code"><text:span text:style-name="Absatz-Standardschriftart"><text:s text:c="8"/>}</text:span></text:p>
      <text:p text:style-name="Code"><text:span text:style-name="Absatz-Standardschriftart"/></text:p>
      <text:p text:style-name="Code"><text:span text:style-name="Absatz-Standardschriftart"><text:s text:c="8"/>public List&lt;Set&lt;Integer&gt;&gt; getMatrix() {</text:span></text:p>
      <text:p text:style-name="Code"><text:span text:style-name="Absatz-Standardschriftart"><text:s text:c="12"/>...</text:span></text:p>
      <text:p text:style-name="Code"><text:span text:style-name="Absatz-Standardschriftart"><text:s text:c="8"/>}</text:span></text:p>
      <text:p text:style-name="Code"><text:span text:style-name="Absatz-Standardschriftart"/></text:p>
      <text:p text:style-name="Code"><text:span text:style-name="Absatz-Standardschriftart"><text:s text:c="8"/>public void normalize() {</text:span></text:p>
      <text:p text:style-name="Code"><text:span text:style-name="Absatz-Standardschriftart"><text:s text:c="12"/>int min = 0;</text:span></text:p>
      <text:p text:style-name="Code"><text:span text:style-name="Absatz-Standardschriftart"><text:s text:c="12"/>for (Set&lt;Integer&gt; row : pos) {</text:span></text:p>
      <text:p text:style-name="Code"><text:span text:style-name="Absatz-Standardschriftart"><text:s text:c="16"/>for (Integer column : row) {</text:span></text:p>
      <text:p text:style-name="Code"><text:span text:style-name="Absatz-Standardschriftart"><text:s text:c="20"/>min = Math.min(min, column);</text:span></text:p>
      <text:p text:style-name="Code"><text:span text:style-name="Absatz-Standardschriftart"><text:s text:c="16"/>}</text:span></text:p>
      <text:p text:style-name="Code"><text:span text:style-name="Absatz-Standardschriftart"><text:s text:c="12"/>}</text:span></text:p>
      <text:p text:style-name="Code"><text:span text:style-name="Absatz-Standardschriftart"><text:s text:c="12"/>for (int j = 0; j &lt; pos.size(); j++) {</text:span></text:p>
      <text:p text:style-name="Code"><text:span text:style-name="Absatz-Standardschriftart"><text:s text:c="16"/>Set&lt;Integer&gt; row = pos.get(j);</text:span></text:p>
      <text:p text:style-name="Code"><text:span text:style-name="Absatz-Standardschriftart"><text:s text:c="16"/>Set&lt;Integer&gt; shifted = new HashSet&lt;&gt;(row.size());</text:span></text:p>
      <text:p text:style-name="Code"><text:span text:style-name="Absatz-Standardschriftart"><text:s text:c="16"/>for (Integer x : row) {</text:span></text:p>
      <text:p text:style-name="Code"><text:span text:style-name="Absatz-Standardschriftart"><text:s text:c="20"/>shifted.add(x - min);</text:span></text:p>
      <text:p text:style-name="Code"><text:span text:style-name="Absatz-Standardschriftart"><text:s text:c="16"/>}</text:span></text:p>
      <text:p text:style-name="Code"><text:span text:style-name="Absatz-Standardschriftart"><text:s text:c="16"/>pos.set(j, shifted);</text:span></text:p>
      <text:p text:style-name="Code"><text:span text:style-name="Absatz-Standardschriftart"><text:s text:c="12"/>}</text:span></text:p>
      <text:p text:style-name="Code"><text:span text:style-name="Absatz-Standardschriftart"><text:s text:c="8"/>}</text:span></text:p>
      <text:p text:style-name="Code"><text:span text:style-name="Absatz-Standardschriftart"/></text:p>
      <text:p text:style-name="Code"><text:span text:style-name="Absatz-Standardschriftart"><text:s text:c="8"/>public String toString() {</text:span></text:p>
      <text:p text:style-name="Code"><text:span text:style-name="Absatz-Standardschriftart"><text:s text:c="12"/>...</text:span></text:p>
      <text:p text:style-name="Code"><text:span text:style-name="Absatz-Standardschriftart"><text:s text:c="8"/>}</text:span></text:p>
      <text:p text:style-name="Code"><text:span text:style-name="Absatz-Standardschriftart"><text:s text:c="4"/>}</text:span></text:p>
      <text:p text:style-name="Code"><text:span text:style-name="Absatz-Standardschrift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Drawing" style:family="paragraph" style:parent-style-name="Caption" style:class="extra"/>
    <style:style style:name="Beispiel" style:family="paragraph" style:parent-style-name="Drawing">
      <style:paragraph-properties fo:margin-top="0cm" fo:margin-bottom="0cm" loext:contextual-spacing="false" fo:line-height="0.199cm"/>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Quotations" style:master-page-name="">
      <style:paragraph-properties fo:margin-top="0cm" fo:margin-bottom="0cm" loext:contextual-spacing="false" style:page-number="auto"/>
      <style:text-properties style:font-name="Liberation Mono" fo:font-family="'Liberation Mono'" style:font-style-name="Standard" style:font-family-generic="modern" style:font-pitch="fixed"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7.938cm" style:type="center"/>
          <style:tab-stop style:position="15.753cm" style:type="right"/>
        </style:tab-stops>
      </style:paragraph-properties>
    </style:style>
    <style:style style:name="MP2" style:family="paragraph" style:parent-style-name="Header">
      <style:text-properties fo:language="de" fo:country="DE"/>
    </style:style>
    <style:style style:name="MP3" style:family="paragraph" style:parent-style-name="Header">
      <style:paragraph-properties fo:text-align="center" style:justify-single-word="false"/>
      <style:text-properties fo:language="de" fo:country="DE" officeooo:rsid="003327f1" officeooo:paragraph-rsid="003327f1"/>
    </style:style>
    <style:style style:name="MP4"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officeooo:rsid="004d7201"/>
    </style:style>
    <style:style style:name="MT2"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text:span text:style-name="MT1">Aufgabe 5: Rominos</text:span><text:span text:style-name="MT2"><text:tab/><text:tab/></text:span><text:span text:style-name="MT1">Team-ID: 00619</text:span></text:p>
      </style:header>
      <style:footer>
        <text:p text:style-name="MP1"><text:span text:style-name="Absatz-Standardschriftart"><text:span text:style-name="MT2"><text:tab/></text:span></text:span><text:span text:style-name="Absatz-Standardschriftart"><text:span text:style-name="MT2"><text:page-number text:select-page="current">5</text:page-number></text:span></text:span><text:span text:style-name="Absatz-Standardschriftart"><text:span text:style-name="MT2">/</text:span></text:span><text:span text:style-name="Absatz-Standardschriftart"><text:span text:style-name="MT2"><text:page-count>5</text:page-count></text:span></text:span></text:p>
      </style:footer>
    </style:master-page>
    <style:master-page style:name="MPF0" style:page-layout-name="Mpm3" style:next-style-name="MP0">
      <style:header>
        <text:p text:style-name="MP2"/>
      </style:header>
      <loext:header-first>
        <text:p text:style-name="MP3"/>
      </loext:header-first>
      <style:footer>
        <text:p text:style-name="MP4"><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 loext:mime-type="image/png"/><svg:title>Barcode</svg:title></draw:frame><text:span text:style-name="MT2"><text:tab/></text:span><text:span text:style-name="Absatz-Standardschriftart"><text:span text:style-name="MT2"><text:page-number text:select-page="current">0</text:page-number></text:span></text:span><text:span text:style-name="Absatz-Standardschriftart"><text:span text:style-name="MT2"><text:tab/></text:span></text:span></text:p>
      </style:footer>
      <loext:footer-first>
        <text:p text:style-name="MP4"><text:span text:style-name="MT2"><text:tab/></text:span><text:span text:style-name="Absatz-Standardschriftart"><text:span text:style-name="MT2"><text:page-number text:select-page="current">1</text:page-number></text:span></text:span><text:span text:style-name="Absatz-Standardschriftart"><text:span text:style-name="MT2">/</text:span></text:span><text:span text:style-name="Absatz-Standardschriftart"><text:span text:style-name="MT2"><text:page-count>5</text:page-count></text:span></text:span><text:span text:style-name="Absatz-Standardschriftart"><text:span text:style-name="MT2"><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11-13T14:26:16.845000000</meta:creation-date>
    <meta:editing-cycles>1</meta:editing-cycles>
    <meta:editing-duration>P0D</meta:editing-duration>
    <meta:document-statistic meta:table-count="3" meta:image-count="1" meta:object-count="0" meta:page-count="5" meta:paragraph-count="524" meta:word-count="1295" meta:character-count="8991" meta:non-whitespace-character-count="7116"/>
  </office:meta>
</office:document-meta>
</file>